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sha" svg:font-family="Gisha"/>
    <style:font-face style:name="Gisha,Bold" svg:font-family="'Gisha,Bold'"/>
    <style:font-face style:name="Mangal1" svg:font-family="Mangal"/>
    <style:font-face style:name="OpenSymbol" svg:font-family="OpenSymbol"/>
    <style:font-face style:name="Sylfaen" svg:font-family="Sylfae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isha" fo:font-size="10pt" style:font-name-asian="Gisha" style:font-size-asian="10pt" style:font-name-complex="Gisha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isha" fo:font-size="13pt" style:font-name-asian="Gisha" style:font-size-asian="13pt" style:font-name-complex="Gisha" style:font-size-complex="13pt"/>
    </style:style>
    <style:style style:name="P3" style:family="paragraph" style:parent-style-name="Standard">
      <style:paragraph-properties fo:text-align="start" style:justify-single-word="false" style:text-autospace="none"/>
      <style:text-properties fo:color="#4f82be" style:font-name="Gisha,Bold" fo:font-size="9pt" fo:font-weight="bold" style:font-name-asian="Gisha,Bold" style:font-size-asian="9pt" style:font-weight-asian="bold" style:font-name-complex="Gisha,Bold" style:font-size-complex="9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4f82be" style:font-name="Gisha" fo:font-size="14pt" style:font-name-asian="Gisha" style:font-size-asian="14pt" style:font-name-complex="Gisha" style:font-size-complex="14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fo:color="#000000" style:font-name="Gisha" fo:font-size="13pt" style:font-name-asian="Gisha" style:font-size-asian="13pt" style:font-name-complex="Gisha" style:font-size-complex="13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isha" fo:font-size="13pt" style:font-name-asian="Gisha" style:font-size-asian="13pt" style:font-name-complex="Gisha" style:font-size-complex="13pt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fo:color="#000000" style:font-name="Gisha" fo:font-size="13pt" style:font-name-asian="Gisha" style:font-size-asian="13pt" style:font-name-complex="Gisha" style:font-size-complex="13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Sylfaen" fo:font-size="13pt" style:font-name-asian="Sylfaen" style:font-size-asian="13pt" style:font-name-complex="Sylfaen" style:font-size-complex="13pt"/>
    </style:style>
    <style:style style:name="P10" style:family="paragraph" style:parent-style-name="Text_20_body" style:list-style-name="L1">
      <style:paragraph-properties fo:text-align="start" style:justify-single-word="false" style:text-autospace="none"/>
    </style:style>
    <style:style style:name="P11" style:family="paragraph" style:parent-style-name="Text_20_body" style:list-style-name="L1">
      <style:paragraph-properties fo:text-align="start" style:justify-single-word="false" style:text-autospace="none"/>
      <style:text-properties fo:color="#000000" style:font-name="Gisha" fo:font-size="13pt" style:font-name-asian="Gisha" style:font-size-asian="13pt" style:font-name-complex="Gisha" style:font-size-complex="13pt"/>
    </style:style>
    <style:style style:name="T1" style:family="text">
      <style:text-properties fo:color="#ffffff" fo:font-size="19pt" style:font-size-asian="19pt" style:font-size-complex="19pt"/>
    </style:style>
    <style:style style:name="T2" style:family="text">
      <style:text-properties fo:color="#ffffff" style:font-name="Arial1" fo:font-size="19pt" style:font-name-asian="Arial1" style:font-size-asian="19pt" style:font-name-complex="Arial1" style:font-size-complex="19pt"/>
    </style:style>
    <style:style style:name="T3" style:family="text">
      <style:text-properties style:font-name="Sylfaen" fo:font-size="13pt" style:font-name-asian="Sylfaen" style:font-size-asian="13pt" style:font-name-complex="Sylfaen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style:font-name="Sylfaen" fo:font-size="13pt" style:font-name-asian="Sylfaen" style:font-size-asian="13pt" style:font-name-complex="Sylfaen" style:font-size-complex="13pt"/>
    </style:style>
    <style:style style:name="T6" style:family="text">
      <style:text-properties fo:color="#000000" style:font-name="Gisha" fo:font-size="13pt" style:font-name-asian="Gisha" style:font-size-asian="13pt" style:font-name-complex="Gisha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pic 4: T</text:span><text:span text:style-name="T2">exture</text:span></text:p>
      <text:p text:style-name="P2">With complicated objects, we need to apply a surface on the model using</text:p>
      <text:p text:style-name="P2">texture. After this task, you will be able to render an object with the texture</text:p>
      <text:p text:style-name="P2">efficiently.</text:p>
      <text:p text:style-name="P3">Figure 1 Mapping a texture to a geometry</text:p>
      <text:p text:style-name="P4">Read “Texturing” section in the training site.</text:p>
      <text:p text:style-name="P1"><text:span text:style-name="T3">□ </text:span><text:span text:style-name="T4">Texture</text:span></text:p>
      <text:p text:style-name="P1"><text:span text:style-name="T3">□ </text:span><text:span text:style-name="T4">Texture coordinate</text:span></text:p>
      <text:p text:style-name="P1"><text:span text:style-name="T3">□ </text:span><text:span text:style-name="T4">Mipmap</text:span></text:p>
      <text:p text:style-name="P1"><text:span text:style-name="T3">□ </text:span><text:span text:style-name="T4">Filtering: magnification &amp; minification.</text:span></text:p>
      <text:p text:style-name="P1"><text:span text:style-name="T3">□ </text:span><text:span text:style-name="T4">Texture wrapping mode</text:span></text:p>
      <text:p text:style-name="P1"><text:span text:style-name="T3">□ </text:span><text:span text:style-name="T4">Sampler</text:span></text:p>
      <text:p text:style-name="P4">Answer following questions:</text:p>
      <text:p text:style-name="P1"><text:span text:style-name="T3">□ </text:span><text:span text:style-name="T4">Define types of filtering.</text:span></text:p>
      <text:list xml:id="list35317767" text:style-name="L1">
        <text:list-item>
          <text:p text:style-name="P6">Filter help us recive color from pixel on image. </text:p>
        </text:list-item>
        <text:list-item>
          <text:p text:style-name="P6">There are two kind of filtering: magnification and minification:</text:p>
          <text:p text:style-name="P11">+ Magnification filtering, when the texture primitive is smaller than the screen primitive, more than one pixel can cover a texel.</text:p>
          <text:p text:style-name="P10"><text:span text:style-name="T6">+</text:span> Mnification filtering, when the texture primitive is larger than the screen primitive, more than one texels can cover a pixel.</text:p>
        </text:list-item>
        <text:list-item>
          <text:p text:style-name="P6">For each type, Opengl es provide 2method to calculate color of pixel:</text:p>
          <text:p text:style-name="P11">+GL_NEAREST – A single point sample will be fetched, namely the texel which is nearest to the center of the fragment being textured;</text:p>
        </text:list-item>
      </text:list>
      <text:p text:style-name="Text_20_body"><text:s/><text:tab/><text:tab/>+GL_LINEAR    – A bilinear sample will be fetched, namely the weighted average of the four texels that are closest to the center of the fragment being textured.</text:p>
      <text:p text:style-name="P9"/>
      <text:p text:style-name="P1"><text:span text:style-name="T3">□ </text:span><text:span text:style-name="T4">How can you tile a grass texture to a big square?</text:span></text:p>
      <text:p text:style-name="P2">I set the textcoord (u,v) to (1,1), so a glass can be texturing to this big square.</text:p>
      <text:p text:style-name="P2"/>
      <text:p text:style-name="P1"><text:span text:style-name="T3">□ </text:span><text:span text:style-name="T4">You render an object but it doesn’t appear. How could you investigate and</text:span></text:p>
      <text:p text:style-name="P2">solve the problem?</text:p>
      <text:list xml:id="list35309342" text:style-name="L2">
        <text:list-item>
          <text:p text:style-name="P8">I can set gl_FragColor in Shader to Red Color because may be you render an object with a model have position, but you fogot to add color to vertex data, so it this object will display with the Black color – the same with screen color, so you can’t see it.</text:p>
        </text:list-item>
        <text:list-item>
          <text:p text:style-name="P8">After you set the color of FragColor, if your render code is right, yopu can se this object with Red color.</text:p>
        </text:list-item>
      </text:list>
      <text:p text:style-name="P2"/>
      <text:p text:style-name="P1"><text:span text:style-name="T3">□ </text:span><text:span text:style-name="T4">You render an object (in black and white) but it appears </text:span><text:bookmark-start text:name="__DdeLink__6_226411766"/><text:span text:style-name="T4">entirely</text:span><text:bookmark-end text:name="__DdeLink__6_226411766"/><text:span text:style-name="T4"> in black.</text:span></text:p>
      <text:p text:style-name="P2">How could you investigate and solve the problem?</text:p>
      <text:p text:style-name="P2">- I think we should check if we define textcoord attribute and varying it in Vertex <text:soft-page-break/>shades and Fragment shader, then check if we get textcoord location in shader, or uniform it in Draw function.</text:p>
      <text:p text:style-name="P4">Exercise: Implement world view projection matrix.</text:p>
      <text:p text:style-name="P2">Add the texture to the model. Do following step:</text:p>
      <text:p text:style-name="P1"><text:span text:style-name="T3">x□ </text:span><text:span text:style-name="T4">Create Texture class with Load function to load and generate a texture, and</text:span></text:p>
      <text:p text:style-name="P2">a getter for the texture handler.</text:p>
      <text:p text:style-name="P2">3D SELF-TRAINING PROGRAM</text:p>
      <text:p text:style-name="P1"><text:span text:style-name="T3">x□ </text:span><text:span text:style-name="T4">Add a sampler to shader.</text:span></text:p>
      <text:p text:style-name="P5"><text:span text:style-name="T5">x□ </text:span><text:span text:style-name="T6">Draw the model with the load tex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isha" svg:font-family="Gisha"/>
    <style:font-face style:name="Gisha,Bold" svg:font-family="'Gisha,Bold'"/>
    <style:font-face style:name="Mangal1" svg:font-family="Mangal"/>
    <style:font-face style:name="OpenSymbol" svg:font-family="OpenSymbol"/>
    <style:font-face style:name="Sylfaen" svg:font-family="Sylfae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1:05:45.57</meta:creation-date>
    <dc:date>2013-07-09T15:18:08.37</dc:date>
    <meta:editing-duration>PT1H14S</meta:editing-duration>
    <meta:editing-cycles>10</meta:editing-cycles>
    <meta:generator>LibreOffice/3.4$Win32 LibreOffice_project/340m1$Build-402</meta:generator>
    <meta:document-statistic meta:table-count="0" meta:image-count="0" meta:object-count="0" meta:page-count="2" meta:paragraph-count="37" meta:word-count="431" meta:character-count="2380" meta:non-whitespace-character-count="1987"/>
  </office:meta>
</office:document-meta>
</file>